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76cm"/>
          <style:tab-stop style:position="16.5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212cm" fo:margin-bottom="0.212cm" fo:text-align="justify" style:justify-single-word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6" style:family="paragraph" style:parent-style-name="Standard">
      <style:paragraph-properties fo:margin-left="0cm" fo:margin-right="0cm" fo:margin-top="0.212cm" fo:margin-bottom="0.212cm" fo:text-align="justify" style:justify-single-word="false" fo:text-indent="0.63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" style:family="paragraph" style:parent-style-name="Heading">
      <style:paragraph-properties fo:margin-top="0.423cm" fo:margin-bottom="1.27cm" fo:text-align="end" style:justify-single-word="false"/>
      <style:text-properties fo:font-size="32pt" style:font-size-asian="32pt" style:font-size-complex="32pt"/>
    </style:style>
    <style:style style:name="P10" style:family="paragraph" style:parent-style-name="Heading">
      <style:paragraph-properties fo:margin-top="0.423cm" fo:margin-bottom="1.27cm" fo:text-align="end" style:justify-single-word="false"/>
      <style:text-properties fo:font-size="32pt" style:letter-kerning="true" style:font-size-asian="32pt"/>
    </style:style>
    <style:style style:name="P11" style:family="paragraph" style:parent-style-name="Heading">
      <style:paragraph-properties fo:margin-top="0.423cm" fo:margin-bottom="1.27cm" fo:text-align="end" style:justify-single-word="false"/>
      <style:text-properties fo:font-size="28pt" style:letter-kerning="true" style:font-size-asian="28pt"/>
    </style:style>
    <style:style style:name="P12" style:family="paragraph" style:parent-style-name="Heading">
      <style:paragraph-properties fo:margin-top="0cm" fo:margin-bottom="0.706cm" fo:text-align="end" style:justify-single-word="false"/>
      <style:text-properties fo:font-size="20pt" style:font-size-asian="20pt"/>
    </style:style>
    <style:style style:name="P13" style:family="paragraph" style:parent-style-name="Heading_20_1" style:list-style-name="WW8Num10">
      <style:paragraph-properties fo:break-before="page"/>
      <style:text-properties style:font-size-complex="17pt"/>
    </style:style>
    <style:style style:name="P14" style:family="paragraph" style:parent-style-name="Heading_20_1" style:list-style-name="WW8Num7">
      <style:paragraph-properties fo:break-before="page"/>
    </style:style>
    <style:style style:name="P15" style:family="paragraph" style:parent-style-name="Heading_20_2" style:list-style-name="WW8Num7"/>
    <style:style style:name="P16" style:family="paragraph" style:parent-style-name="Heading_20_2" style:list-style-name="WW8Num7">
      <style:text-properties style:font-size-complex="11pt"/>
    </style:style>
    <style:style style:name="P17" style:family="paragraph" style:parent-style-name="Header">
      <style:text-properties style:font-name="Arial" fo:font-size="10pt" style:font-size-asian="10pt" style:font-name-complex="Arial" style:font-size-complex="10pt"/>
    </style:style>
    <style:style style:name="P18" style:family="paragraph" style:parent-style-name="Párrafo">
      <style:text-properties style:font-name="Arial" fo:font-size="11pt" fo:language="es" fo:country="ES" style:font-size-asian="11pt" style:font-name-complex="Arial" style:font-size-complex="11pt"/>
    </style:style>
    <style:style style:name="P19" style:family="paragraph" style:parent-style-name="ByLine">
      <style:text-properties fo:language="es" fo:country="ES"/>
    </style:style>
    <style:style style:name="P20" style:family="paragraph" style:parent-style-name="line" style:master-page-name="Standard">
      <style:paragraph-properties style:page-number="auto"/>
      <style:text-properties fo:language="es" fo:country="ES"/>
    </style:style>
    <style:style style:name="P21" style:family="paragraph" style:parent-style-name="Título_20_de_20_TDC" style:master-page-name="Convertir_20_1">
      <style:paragraph-properties style:page-number="auto"/>
    </style:style>
    <style:style style:name="P22" style:family="paragraph" style:parent-style-name="Contents_20_1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language="es" fo:country="ES" style:font-size-asian="11pt" style:font-name-complex="Arial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-asian="Arial"/>
    </style:style>
    <style:style style:name="T4" style:family="text">
      <style:text-properties fo:language="none" fo:country="none" style:language-asian="none" style:country-asian="none"/>
    </style:style>
    <style:style style:name="T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9">Especificación de Requisitos de Software</text:p>
      <text:p text:style-name="P12"/>
      <text:p text:style-name="P12"/>
      <text:p text:style-name="P11">&lt;Nombre del proyecto&gt;</text:p>
      <text:p text:style-name="P10"/>
      <text:p text:style-name="P19">Versión &lt;X.0&gt; &lt;estado&gt;</text:p>
      <text:p text:style-name="P19">Preparada por <text:s/>&lt;autores&gt;</text:p>
      <text:p text:style-name="P19">Universidad Carlos III de Madrid</text:p>
      <text:p text:style-name="P19">&lt;fecha&gt;</text:p>
      <text:p text:style-name="P18"/>
      <text:h text:style-name="P21" text:outline-level="1" text:is-list-header="true"><text:bookmark-start text:name="__RefHeading__1_2097745042"/>Contenido<text:bookmark-end text:name="__RefHeading__1_2097745042"/></text:h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1_2097745042" text:style-name="Index_20_Link" text:visited-style-name="Index_20_Link">Contenido<text:tab/>2</text:a></text:p>
          <text:p text:style-name="P22"><text:a xlink:type="simple" xlink:href="#__RefHeading__3_2097745042" text:style-name="Index_20_Link" text:visited-style-name="Index_20_Link">1.Introducción<text:tab/>3</text:a></text:p>
          <text:p text:style-name="P23"><text:a xlink:type="simple" xlink:href="#__RefHeading__5_2097745042" text:style-name="Index_20_Link" text:visited-style-name="Index_20_Link">1.1.Alcance<text:tab/>3</text:a></text:p>
          <text:p text:style-name="P22"><text:a xlink:type="simple" xlink:href="#__RefHeading__7_2097745042" text:style-name="Index_20_Link" text:visited-style-name="Index_20_Link">2.Descripción general del sistema<text:tab/>4</text:a></text:p>
          <text:p text:style-name="P23"><text:a xlink:type="simple" xlink:href="#__RefHeading__9_2097745042" text:style-name="Index_20_Link" text:visited-style-name="Index_20_Link">2.1.Funcionalidad<text:tab/>4</text:a></text:p>
          <text:p text:style-name="P23"><text:a xlink:type="simple" xlink:href="#__RefHeading__11_2097745042" text:style-name="Index_20_Link" text:visited-style-name="Index_20_Link">2.2.Características de los usuarios<text:tab/>4</text:a></text:p>
          <text:p text:style-name="P23"><text:a xlink:type="simple" xlink:href="#__RefHeading__13_2097745042" text:style-name="Index_20_Link" text:visited-style-name="Index_20_Link">2.3.Casos de uso<text:tab/>4</text:a></text:p>
          <text:p text:style-name="P22"><text:a xlink:type="simple" xlink:href="#__RefHeading__15_2097745042" text:style-name="Index_20_Link" text:visited-style-name="Index_20_Link">3.Requisitos específicos<text:tab/>5</text:a></text:p>
          <text:p text:style-name="P23"><text:a xlink:type="simple" xlink:href="#__RefHeading__17_2097745042" text:style-name="Index_20_Link" text:visited-style-name="Index_20_Link">3.1.Requisitos funcionales<text:tab/>5</text:a></text:p>
          <text:p text:style-name="P23"><text:a xlink:type="simple" xlink:href="#__RefHeading__19_2097745042" text:style-name="Index_20_Link" text:visited-style-name="Index_20_Link">3.2.Requisitos no funcionales<text:tab/>5</text:a></text:p>
          <text:p text:style-name="P23"><text:a xlink:type="simple" xlink:href="#__RefHeading__21_2097745042" text:style-name="Index_20_Link" text:visited-style-name="Index_20_Link">3.3.Requisitos de dominio<text:tab/>5</text:a></text:p>
        </text:index-body>
      </text:table-of-content>
      <text:p text:style-name="P1"/>
      <text:list xml:id="list1097397795" text:style-name="WW8Num10">
        <text:list-item>
          <text:h text:style-name="P13" text:outline-level="1"><text:bookmark-start text:name="__RefHeading__3_2097745042"/>Introducción<text:bookmark-end text:name="__RefHeading__3_2097745042"/></text:h>
        </text:list-item>
      </text:list>
      <text:p text:style-name="P6">[Esta sección contiene una introducción genérica al sistema a partir de la información proporcionada en los enunciados, así como una explicación breve del documento.]</text:p>
      <text:list xml:id="list469661875" text:style-name="WW8Num7">
        <text:list-item>
          <text:list>
            <text:list-item>
              <text:h text:style-name="P16" text:outline-level="2"><text:bookmark-start text:name="__RefHeading__5_2097745042"/>Alcance<text:bookmark-end text:name="__RefHeading__5_2097745042"/></text:h>
            </text:list-item>
          </text:list>
        </text:list-item>
      </text:list>
      <text:p text:style-name="P6">[Identificación del sistema que se va a desarrollar.]</text:p>
      <text:list xml:id="list301549473" text:continue-numbering="true" text:style-name="WW8Num7">
        <text:list-item>
          <text:h text:style-name="P14" text:outline-level="1"><text:bookmark-start text:name="__RefHeading__7_2097745042"/>Descripción general del sistema<text:bookmark-end text:name="__RefHeading__7_2097745042"/></text:h>
        </text:list-item>
      </text:list>
      <text:p text:style-name="P6">[Esta sección contiene información sobre la solución a desarrollar, la funcionalidad, características de usuario, y casos de uso.]</text:p>
      <text:list xml:id="list927731240" text:continue-numbering="true" text:style-name="WW8Num7">
        <text:list-item>
          <text:list>
            <text:list-item>
              <text:h text:style-name="P15" text:outline-level="2"><text:bookmark-start text:name="__RefHeading__9_2097745042"/>Funcionalidad<text:bookmark-end text:name="__RefHeading__9_2097745042"/></text:h>
            </text:list-item>
          </text:list>
        </text:list-item>
      </text:list>
      <text:p text:style-name="P6">[Esta sección contiene una descripción o resumen del sistema, especificando su propósito y beneficios del mismo. Además, se debe incluir la <text:span text:style-name="T2">referencia</text:span> al modelado de casos de uso. Esto incluye una lista de nombres y breves descripciones de los casos de uso, actores, diagramas aplicables y relaciones.]</text:p>
      <text:list xml:id="list473696418" text:continue-numbering="true" text:style-name="WW8Num7">
        <text:list-item>
          <text:list>
            <text:list-item>
              <text:h text:style-name="P16" text:outline-level="2"><text:bookmark-start text:name="__RefHeading__11_2097745042"/>Características de los usuarios<text:bookmark-end text:name="__RefHeading__11_2097745042"/></text:h>
            </text:list-item>
          </text:list>
        </text:list-item>
      </text:list>
      <text:p text:style-name="P6">[Esta sección explica los distintos tipos de usuario (administrador, usuario final, intermediarios, etc.) que puede haber dentro del sistema.]</text:p>
      <text:list xml:id="list944931865" text:continue-numbering="true" text:style-name="WW8Num7">
        <text:list-item>
          <text:list>
            <text:list-item>
              <text:h text:style-name="P15" text:outline-level="2"><text:bookmark-start text:name="__RefHeading__13_2097745042"/>Casos de uso<text:bookmark-end text:name="__RefHeading__13_2097745042"/></text:h>
            </text:list-item>
          </text:list>
        </text:list-item>
      </text:list>
      <text:p text:style-name="P6">[Incluye los diagramas de casos de uso de acuerdo con la funcionalidad del sistema.]</text:p>
      <text:p text:style-name="P5"/>
      <text:p text:style-name="P6"/>
      <text:list xml:id="list1814276300" text:continue-numbering="true" text:style-name="WW8Num7">
        <text:list-item>
          <text:h text:style-name="P14" text:outline-level="1"><text:bookmark-start text:name="__RefHeading__15_2097745042"/>Requisitos específicos<text:bookmark-end text:name="__RefHeading__15_2097745042"/></text:h>
        </text:list-item>
      </text:list>
      <text:p text:style-name="P6">[Esta sección describe detalladamente todos los requisitos de software, de tal forma que permita a los diseñadores, diseñar el sistema para satisfacer los requerimientos del usuario. También se utilizará para diseñar el plan de pruebas adecuado que permita verificar el cumplimiento de los mismos.]</text:p>
      <text:list xml:id="list2083924039" text:continue-numbering="true" text:style-name="WW8Num7">
        <text:list-item>
          <text:list>
            <text:list-item>
              <text:h text:style-name="P15" text:outline-level="2"><text:bookmark-start text:name="__RefHeading__17_2097745042"/>Requisitos funcionales<text:bookmark-end text:name="__RefHeading__17_2097745042"/></text:h>
            </text:list-item>
          </text:list>
        </text:list-item>
      </text:list>
      <text:p text:style-name="P6">[Describe todos los requisitos funcionales de forma detallada. Por ejemplo: Se debe proporcionar un repositorio para almacenar preguntas.]</text:p>
      <text:list xml:id="list1970968194" text:continue-numbering="true" text:style-name="WW8Num7">
        <text:list-item>
          <text:list>
            <text:list-item>
              <text:h text:style-name="P15" text:outline-level="2"><text:bookmark-start text:name="__RefHeading__19_2097745042"/>Requisitos no funcionales<text:bookmark-end text:name="__RefHeading__19_2097745042"/></text:h>
            </text:list-item>
          </text:list>
        </text:list-item>
      </text:list>
      <text:p text:style-name="P6"><text:span text:style-name="T3"><text:s/></text:span>[Describe los aspectos no funcionales del sistema, tales como tiempo de respuesta, estética de la aplicación, facilidad de navegación, etc.]</text:p>
      <text:list xml:id="list2082291888" text:continue-numbering="true" text:style-name="WW8Num7">
        <text:list-item>
          <text:list>
            <text:list-item>
              <text:h text:style-name="P15" text:outline-level="2"><text:bookmark-start text:name="__RefHeading__21_2097745042"/>Requisitos de dominio<text:bookmark-end text:name="__RefHeading__21_2097745042"/></text:h>
            </text:list-item>
          </text:list>
        </text:list-item>
      </text:list>
      <text:p text:style-name="P6"><text:span text:style-name="T3"><text:s/></text:span>[Describe los requisitos técnicos relacionados con el diseño, las interfaces, el sistema, leyes de protección de datos y/o cálculo requerido (p.ej., para la evaluación de los cuestionarios)]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none"/>
      <style:text-properties fo:color="#000000" style:font-name="Comic Sans MS" fo:font-size="10pt" style:font-size-asian="10pt" style:font-name-complex="Comic Sans MS" style:font-size-complex="11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/>
      <style:text-properties fo:color="#000000" style:font-name="Arial" fo:font-size="14pt" fo:language="es" fo:country="MX" fo:font-weight="bold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language="es" fo:country="MX" fo:font-weight="bold" style:font-weight-asian="bold" style:font-name-complex="Arial" style:font-size-complex="1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 style:text-autospace="none"/>
      <style:text-properties fo:color="#000000" style:font-name="Comic Sans MS" fo:font-size="10pt" fo:language="es" fo:country="MX" fo:font-weight="bold" style:font-size-asian="10pt" style:font-weight-asian="bold" style:font-name-complex="Comic Sans MS" style:font-size-complex="9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size="14pt" fo:font-weight="bold" style:font-size-asian="14pt" style:font-weight-asian="bold" style:font-name-complex="Comic Sans MS" style:font-size-complex="10pt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text-autospace="none"/>
      <style:text-properties style:font-name="Comic Sans MS" fo:font-size="10pt" fo:language="en" fo:country="US" style:font-size-asian="10pt" style:font-name-complex="Comic Sans MS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pígrafe" style:family="paragraph" style:parent-style-name="Standard" style:next-style-name="Standard">
      <style:paragraph-properties fo:margin-top="0.212cm" fo:margin-bottom="0.212cm" fo:padding-left="0cm" fo:padding-right="0cm" fo:padding-top="0.035cm" fo:padding-bottom="0cm" fo:border-left="none" fo:border-right="none" fo:border-top="0.51pt solid #000000" fo:border-bottom="none"/>
      <style:text-properties fo:font-size="8pt" fo:font-weight="bold" style:font-size-asian="8pt" style:font-weight-asian="bold" style:font-size-complex="10pt" style:font-weight-complex="bold"/>
    </style:style>
    <style:style style:name="Párrafo" style:family="paragraph" style:parent-style-name="Text_20_body">
      <style:paragraph-properties fo:margin-top="0.212cm" fo:margin-bottom="0cm"/>
      <style:text-properties fo:language="es" fo:country="MX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exto_20_independiente_20_3" style:display-name="Texto independiente 3" style:family="paragraph" style:parent-style-name="Standard">
      <style:text-properties style:font-name="Comic Sans MS" fo:font-size="8pt" style:font-size-asian="8pt" style:font-name-complex="Arial"/>
    </style:style>
    <style:style style:name="Párrafo_20_de_20_lista" style:display-name="Párrafo de lista" style:family="paragraph" style:parent-style-name="Standard">
      <style:paragraph-properties fo:margin="100%" fo:margin-left="1.249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indent="0cm" style:auto-text-indent="false"/>
      <style:text-properties fo:color="#0000ff" style:font-name="Verdana" fo:font-size="10pt" fo:language="en" fo:country="US" fo:font-style="italic" style:font-name-asian="Arial Unicode MS" style:font-size-asian="10pt" style:font-style-asian="italic" style:font-name-complex="Verdana" style:font-size-complex="10pt" style:font-style-complex="italic"/>
    </style:style>
    <style:style style:name="ByLine" style:family="paragraph" style:parent-style-name="Heading">
      <style:paragraph-properties fo:margin-top="0.423cm" fo:margin-bottom="1.27cm" fo:text-align="end" style:justify-single-word="false"/>
      <style:text-properties fo:font-size="14pt" fo:language="en" fo:country="US" style:letter-kerning="true" style:font-size-asian="14pt"/>
    </style:style>
    <style:style style:name="line" style:family="paragraph" style:parent-style-name="Heading">
      <style:paragraph-properties fo:margin-top="0.423cm" fo:margin-bottom="0cm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fo:language="en" fo:country="US" style:letter-kerning="true" style:font-size-asian="20pt"/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fo:line-height="115%" fo:text-align="start" style:justify-single-word="false" fo:keep-together="always" style:text-autospace="ideograph-alpha"/>
      <style:text-properties fo:color="#365f91" style:font-name="Cambria" fo:language="es" fo:country="ES" style:font-name-asian="Times New Roman" style:font-name-complex="Times New Roman" style:font-size-complex="14pt"/>
    </style:style>
    <style:style style:name="template" style:family="paragraph" style:parent-style-name="Standard">
      <style:paragraph-properties fo:line-height="0.423cm"/>
      <style:text-properties style:font-name="Arial" fo:font-size="11pt" fo:language="en" fo:country="US" fo:font-style="italic" style:font-size-asian="11pt" style:font-style-asian="italic" style:font-name-complex="Arial" style:font-size-complex="10pt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guiazul" style:family="paragraph" style:parent-style-name="Normal_20__28_Web_29_">
      <style:paragraph-properties fo:margin-top="0cm" fo:margin-bottom="0cm"/>
      <style:text-properties fo:color="#0000ff" style:font-name="Arial" fo:font-size="10pt" fo:font-style="italic" style:font-size-asian="10pt" style:font-style-asian="italic" style:font-name-complex="Arial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fo:color="#0000ff" style:font-name="Wingdings" style:font-name-complex="Wingdings"/>
    </style:style>
    <style:style style:name="WW8Num16z0" style:family="text">
      <style:text-properties fo:color="#0000ff" style:font-name="Wingdings" style:font-name-complex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336699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Car" style:display-name="Título Car" style:family="text" style:parent-style-name="Fuente_20_de_20_párrafo_20_predeter.">
      <style:text-properties style:font-name="Arial" fo:font-size="18pt" fo:font-weight="bold" style:font-size-asian="18pt" style:font-weight-asian="bold" style:font-name-complex="Aria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6.409cm" fo:margin-left="-0.203cm" table:align="left" style:writing-mode="lr-tb"/>
    </style:style>
    <style:style style:name="Tabla2.A" style:family="table-column">
      <style:table-column-properties style:column-width="11.252cm"/>
    </style:style>
    <style:style style:name="Tabla2.B" style:family="table-column">
      <style:table-column-properties style:column-width="5.1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1" style:family="table">
      <style:table-properties style:width="16.066cm" fo:margin-left="-0.191cm" table:align="left" style:writing-mode="lr-tb"/>
    </style:style>
    <style:style style:name="Tabla1.A" style:family="table-column">
      <style:table-column-properties style:column-width="5.191cm"/>
    </style:style>
    <style:style style:name="Tabla1.B" style:family="table-column">
      <style:table-column-properties style:column-width="7.578cm"/>
    </style:style>
    <style:style style:name="Tabla1.C" style:family="table-column">
      <style:table-column-properties style:column-width="3.29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-asian="Arial"/>
    </style:style>
    <style:style style:name="MT2" style:family="text"/>
    <style:style style:name="MT3" style:family="text">
      <style:text-properties fo:language="none" fo:country="none" style:language-asian="none" style:country-asian="none"/>
    </style:style>
    <style:page-layout style:name="Mpm1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imera_20_conversión_20_1" style:display-name="Primera conversión 1" style:page-layout-name="Mpm2" style:next-style-name="Convertir_20_1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3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&lt;Nombre del Proyecto&gt;</text:p>
            </table:table-cell>
            <table:table-cell table:style-name="Tabla2.B1" office:value-type="string">
              <text:p text:style-name="MP2"><text:span text:style-name="MT1"><text:s text:c="2"/></text:span>Versión: <text:s text:c="9"/>&lt;versión&gt;</text:p>
            </table:table-cell>
          </table:table-row>
          <table:table-row table:style-name="Tabla2.1">
            <table:table-cell table:style-name="Tabla2.A1" office:value-type="string">
              <text:p text:style-name="MP3">Especificación de Requerimientos de Software</text:p>
            </table:table-cell>
            <table:table-cell table:style-name="Tabla2.B1" office:value-type="string">
              <text:p text:style-name="MP3"><text:span text:style-name="MT1"><text:s text:c="2"/></text:span>Fecha: <text:s text:c="3"/>&lt;dd-mm-aaaa&gt;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6">Página <text:span text:style-name="Page_20_Number"><text:page-number text:select-page="current">5</text:page-number></text:span><text:span text:style-name="Page_20_Number"><text:span text:style-name="MT3">29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Especificación de Requerimientos</dc:title>
    <dc:subject>Ingeniería de Requerimientos</dc:subject>
    <meta:initial-creator>Sergio Montserrat Fuentes</meta:initial-creator>
    <meta:creation-date>2010-08-17T11:33:00</meta:creation-date>
    <dc:creator>Perlab</dc:creator>
    <dc:date>2013-09-17T12:34:00</dc:date>
    <meta:print-date>2010-09-16T16:28:00</meta:print-date>
    <meta:editing-cycles>25</meta:editing-cycles>
    <meta:editing-duration>PT7H7M</meta:editing-duration>
    <meta:document-statistic meta:table-count="2" meta:image-count="0" meta:object-count="0" meta:page-count="5" meta:paragraph-count="43" meta:word-count="344" meta:character-count="2419" meta:non-whitespace-character-count="2109"/>
    <meta:generator>LibreOffice/3.5$Linux_x86 LibreOffice_project/350m1$Build-2</meta:generator>
    <meta:user-defined meta:name="Información 1"/>
    <meta:user-defined meta:name="Información 2"/>
    <meta:user-defined meta:name="Información 3"/>
    <meta:user-defined meta:name="Información 4"/>
  </office:meta>
</office:document-meta>
</file>